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Bahnschrift SemiBold" fo:font-size="48pt" style:font-size-asian="48pt" style:font-size-complex="48pt"/>
    </style:style>
    <style:style style:name="T5" style:parent-style-name="DefaultParagraphFont" style:family="text">
      <style:text-properties style:font-name="Bahnschrift Semi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Bahnschrift SemiBold" fo:font-size="48pt" style:font-size-asian="48pt" style:font-size-complex="48pt"/>
    </style:style>
    <style:style style:name="T9" style:parent-style-name="DefaultParagraphFont" style:family="text">
      <style:text-properties style:font-name="Bahnschrift SemiBold"/>
    </style:style>
    <style:style style:name="T10" style:parent-style-name="DefaultParagraphFont" style:family="text">
      <style:text-properties style:font-name="Bahnschrift SemiBold"/>
    </style:style>
    <style:style style:name="T11" style:parent-style-name="DefaultParagraphFont" style:family="text">
      <style:text-properties style:font-name="Bahnschrift SemiBold"/>
    </style:style>
    <style:style style:name="T12" style:parent-style-name="DefaultParagraphFont" style:family="text">
      <style:text-properties style:font-name="Bahnschrift SemiBold"/>
    </style:style>
    <style:style style:name="T13" style:parent-style-name="DefaultParagraphFont" style:family="text">
      <style:text-properties style:font-name="Bahnschrift SemiBold"/>
    </style:style>
    <style:style style:name="T14" style:parent-style-name="DefaultParagraphFont" style:family="text">
      <style:text-properties style:font-name="Bahnschrift SemiBold"/>
    </style:style>
    <style:style style:name="P15" style:parent-style-name="Normal" style:family="paragraph">
      <style:paragraph-properties fo:text-align="center"/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Bahnschrift SemiBold" fo:font-size="26pt" style:font-size-asian="26pt" style:font-size-complex="26pt"/>
    </style:style>
    <style:style style:name="T17" style:parent-style-name="DefaultParagraphFont" style:family="text">
      <style:text-properties style:font-name="Bahnschrift SemiBold"/>
    </style:style>
    <style:style style:name="T18" style:parent-style-name="DefaultParagraphFont" style:family="text">
      <style:text-properties style:font-name="Bahnschrift SemiBold"/>
    </style:style>
    <style:style style:name="T19" style:parent-style-name="DefaultParagraphFont" style:family="text">
      <style:text-properties style:font-name="Bahnschrift SemiBold"/>
    </style:style>
    <style:style style:name="T20" style:parent-style-name="DefaultParagraphFont" style:family="text">
      <style:text-properties style:font-name="Bahnschrift SemiBold"/>
    </style:style>
    <style:style style:name="T21" style:parent-style-name="DefaultParagraphFont" style:family="text">
      <style:text-properties style:font-name="Bahnschrift SemiBold"/>
    </style:style>
    <style:style style:name="P22" style:parent-style-name="Normal" style:family="paragraph">
      <style:text-properties style:font-name="Bahnschrift SemiBold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Bahnschrift SemiBold" fo:font-size="28pt" style:font-size-asian="28pt" style:font-size-complex="28pt"/>
    </style:style>
    <style:style style:name="T26" style:parent-style-name="DefaultParagraphFont" style:family="text">
      <style:text-properties style:font-name="Bahnschrift SemiBold" fo:font-size="12pt" style:font-size-asian="12pt" style:font-size-complex="12pt"/>
    </style:style>
    <style:style style:name="T27" style:parent-style-name="DefaultParagraphFont" style:family="text">
      <style:text-properties style:font-name="Bahnschrift SemiBold" fo:font-size="12pt" style:font-size-asian="12pt" style:font-size-complex="12pt"/>
    </style:style>
    <style:style style:name="T28" style:parent-style-name="DefaultParagraphFont" style:family="text">
      <style:text-properties style:font-name="Bahnschrift SemiBold" fo:font-size="12pt" style:font-size-asian="12pt" style:font-size-complex="12pt"/>
    </style:style>
    <style:style style:name="P29" style:parent-style-name="Normal" style:family="paragraph">
      <style:text-properties style:font-name="Bahnschrift SemiBold" fo:font-size="12pt" style:font-size-asian="12pt" style:font-size-complex="12pt"/>
    </style:style>
    <style:style style:name="P30" style:parent-style-name="Normal" style:family="paragraph">
      <style:text-properties style:font-name="Bahnschrift SemiBold" fo:font-size="12pt" style:font-size-asian="12pt" style:font-size-complex="12pt"/>
    </style:style>
    <style:style style:name="P31" style:parent-style-name="Normal" style:family="paragraph">
      <style:paragraph-properties fo:text-align="center"/>
      <style:text-properties style:font-name="Bahnschrift SemiBold" fo:font-weight="bold" style:font-weight-asian="bold" fo:text-shadow="0in 0in 0.0555in #000000" fo:color="#000000" fo:font-size="22pt" style:font-size-asian="22pt" style:font-size-complex="22pt" style:text-underline-type="doub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Bahnschrift SemiBold" fo:font-size="36pt" style:font-size-asian="36pt" style:font-size-complex="36pt"/>
    </style:style>
    <style:style style:name="T33" style:parent-style-name="DefaultParagraphFont" style:family="text">
      <style:text-properties style:font-name="Bahnschrift SemiBold" fo:font-size="14pt" style:font-size-asian="14pt" style:font-size-complex="14pt"/>
    </style:style>
    <style:style style:name="T34" style:parent-style-name="DefaultParagraphFont" style:family="text">
      <style:text-properties style:font-name="Bahnschrift SemiBold" fo:font-size="14pt" style:font-size-asian="14pt" style:font-size-complex="14pt"/>
    </style:style>
    <style:style style:name="T35" style:parent-style-name="DefaultParagraphFont" style:family="text">
      <style:text-properties style:font-name="Bahnschrift SemiBold" fo:font-size="14pt" style:font-size-asian="14pt" style:font-size-complex="14pt"/>
    </style:style>
    <style:style style:name="P36" style:parent-style-name="Normal" style:family="paragraph">
      <style:text-properties style:font-name="Bahnschrift SemiBold" fo:font-size="14pt" style:font-size-asian="14pt" style:font-size-complex="14pt"/>
    </style:style>
    <style:style style:name="P37" style:parent-style-name="Normal" style:family="paragraph">
      <style:text-properties style:font-name="Bahnschrift SemiBold" fo:font-size="14pt" style:font-size-asian="14pt" style:font-size-complex="14pt"/>
    </style:style>
    <style:style style:name="P38" style:parent-style-name="Normal" style:family="paragraph">
      <style:text-properties style:font-name="Bahnschrift SemiBold" fo:font-size="14pt" style:font-size-asian="14pt" style:font-size-complex="14pt"/>
    </style:style>
    <style:style style:name="P39" style:parent-style-name="Normal" style:family="paragraph">
      <style:paragraph-properties fo:text-align="center"/>
      <style:text-properties style:font-name="Bahnschrift SemiBold" fo:font-weight="bold" style:font-weight-asian="bold" fo:text-shadow="0in 0in 0.0555in #000000" fo:color="#000000" fo:font-size="24pt" style:font-size-asian="24pt" style:font-size-complex="24pt" style:text-underline-type="doub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Bahnschrift SemiBold" fo:font-size="36pt" style:font-size-asian="36pt" style:font-size-complex="36pt"/>
    </style:style>
    <style:style style:name="T41" style:parent-style-name="DefaultParagraphFont" style:family="text">
      <style:text-properties style:font-name="Bahnschrift SemiBold" fo:font-size="18pt" style:font-size-asian="18pt" style:font-size-complex="18pt"/>
    </style:style>
    <style:style style:name="T42" style:parent-style-name="DefaultParagraphFont" style:family="text">
      <style:text-properties style:font-name="Bahnschrift SemiBold" fo:font-size="14pt" style:font-size-asian="14pt" style:font-size-complex="14pt"/>
    </style:style>
    <style:style style:name="T43" style:parent-style-name="DefaultParagraphFont" style:family="text">
      <style:text-properties style:font-name="Bahnschrift SemiBold" fo:font-size="14pt" style:font-size-asian="14pt" style:font-size-complex="14pt"/>
    </style:style>
    <style:style style:name="T44" style:parent-style-name="DefaultParagraphFont" style:family="text">
      <style:text-properties style:font-name="Bahnschrift SemiBold" fo:font-size="14pt" style:font-size-asian="14pt" style:font-size-complex="14pt"/>
    </style:style>
    <style:style style:name="P45" style:parent-style-name="Normal" style:family="paragraph">
      <style:text-properties style:font-name="Bahnschrift SemiBold" fo:font-size="14pt" style:font-size-asian="14pt" style:font-size-complex="14pt"/>
    </style:style>
    <style:style style:name="P46" style:parent-style-name="Normal" style:family="paragraph">
      <style:text-properties style:font-name="Bahnschrift SemiBold" fo:text-shadow="0in 0in 0.0555in #000000" fo:font-size="18pt" style:font-size-asian="18pt" style:font-size-complex="18pt"/>
    </style:style>
    <style:style style:name="P47" style:parent-style-name="Normal" style:family="paragraph">
      <style:text-properties style:font-name="Bahnschrift SemiBold" fo:text-shadow="0in 0in 0.0555in #000000" fo:color="#000000" fo:font-size="20pt" style:font-size-asian="20pt" style:font-size-complex="18pt"/>
    </style:style>
    <style:style style:name="P48" style:parent-style-name="Normal" style:family="paragraph">
      <style:paragraph-properties fo:text-align="center"/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  <style:style style:name="P49" style:parent-style-name="Normal" style:family="paragraph">
      <style:paragraph-properties fo:text-align="center"/>
      <style:text-properties fo:font-weight="bold" style:font-weight-asian="bold" fo:text-shadow="0in 0in 0.0555in #000000" fo:font-size="26pt" style:font-size-asian="26pt" style:font-size-complex="26pt" style:text-underline-type="double" style:text-underline-style="solid" style:text-underline-width="auto" style:text-underline-mode="continuous"/>
    </style:style>
  </office:automatic-styles>
  <office:body>
    <office:text text:use-soft-page-breaks="true">
      <text:p text:style-name="P1">1.EIFFEL TOWER</text:p>
      <text:p text:style-name="Normal"><text:span text:style-name="T4">.</text:span><text:span text:style-name="T5"><text:s/>The Eiffel Tower was erected in 1889 for the world's fair PAIRS. The landmark is over 1,000 feet height and was the tallest structure in the world until 1930.</text:span></text:p>
      <text:p text:style-name="P6">2.LONDON</text:p>
      <text:p text:style-name="P7"><text:span text:style-name="T8">.</text:span><text:span text:style-name="T9"><text:s/>The heart of England,</text:span><text:span text:style-name="T10"><text:s/></text:span><text:span text:style-name="T11">stands as a vibrant mosaic of history,</text:span><text:span text:style-name="T12"><text:s/></text:span><text:span text:style-name="T13">culture, and innovation</text:span></text:p>
      <text:p text:style-name="Normal"><text:span text:style-name="T14"><text:s/>From the regal Buckingham Palace and the echoing bells of Big Ben</text:span></text:p>
      <text:p text:style-name="Normal"/>
      <text:p text:style-name="P15">3.DUBAI</text:p>
      <text:p text:style-name="Normal"><text:span text:style-name="T16">.</text:span><text:span text:style-name="T17"><text:s/>The Middle Eastern City is Filled With some of the world's most notable and <text:s/>unique attracti</text:span><text:span text:style-name="T18">on, Including the ar</text:span><text:span text:style-name="T19">chitectural<text:s/></text:span><text:span text:style-name="T20"><text:s/>brilliance<text:s/></text:span><text:span text:style-name="T21"><text:s/>of this iconic structure</text:span></text:p>
      <text:p text:style-name="P22"><text:s/>is a must see sight.</text:p>
      <text:p text:style-name="P23"><text:span text:style-name="T24">4.FORBIDDEN CITY</text:span></text:p>
      <text:p text:style-name="Normal"><text:span text:style-name="T25">.</text:span><text:span text:style-name="T26"><text:s/>The Forbidden City is an i</text:span><text:span text:style-name="T27">mmense palace complex located <text:s/>i</text:span><text:span text:style-name="T28">n the heart of<text:s/></text:span></text:p>
      <text:p text:style-name="P29">Beijing,<text:s/>China.</text:p>
      <text:p text:style-name="P30"/>
      <text:soft-page-break/>
      <text:p text:style-name="P31">5.GOLDEN GATE BRIDGE</text:p>
      <text:p text:style-name="Normal"><text:span text:style-name="T32">.</text:span><text:span text:style-name="T33"><text:s/>The Golden Gate Bridge spans 1.7<text:s/></text:span><text:span text:style-name="T34">miles accros <text:s/></text:span><text:span text:style-name="T35">the golden gate strait,</text:span></text:p>
      <text:p text:style-name="P36">The strip of water<text:s/>where the Pacific Ocean and San<text:s/>Franciso Bay meet.</text:p>
      <text:p text:style-name="P37">GOLDEN GATE BRIDGE</text:p>
      <text:p text:style-name="P38"/>
      <text:p text:style-name="P39">6.ACROPOLIS OF ATHENS</text:p>
      <text:p text:style-name="Normal"><text:span text:style-name="T40">.</text:span><text:span text:style-name="T41"><text:s/></text:span><text:span text:style-name="T42">The Acropolis Of Athens,</text:span><text:span text:style-name="T43"><text:s/>Greece is one of the</text:span><text:span text:style-name="T44"><text:s/>complete ancient<text:s/></text:span></text:p>
      <text:p text:style-name="P45">monuments that is still standing today.</text:p>
      <text:p text:style-name="P46"/>
      <text:p text:style-name="P47"/>
      <text:p text:style-name="P48"/>
      <text:p text:style-name="P49"/>
      <text:p text:style-name="Normal"><text:s text:c="2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font-weight="bold" style:font-weight-asian="bold" fo:color="#000000" fo:letter-spacing="0.0416in" fo:font-size="28pt" style:font-size-asian="28pt" style:font-size-complex="28pt"/>
    </style:style>
    <style:style style:name="P3" style:parent-style-name="Header" style:family="paragraph">
      <style:text-properties fo:font-weight="bold" style:font-weight-asian="bold" fo:text-shadow="0in 0in 0.0555in #000000" fo:color="#000000" fo:font-size="28pt" style:font-size-asian="28pt" style:font-size-complex="28pt"/>
    </style:style>
  </office:automatic-styles>
  <office:master-styles>
    <style:master-page style:name="MP0" style:page-layout-name="PL0">
      <style:header>
        <text:p text:style-name="P2"><text:s text:c="7"/></text:p>
        <text:p text:style-name="P3"><text:s text:c="9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dhumitha Menaka</meta:initial-creator>
    <dc:creator>Madhumitha Menaka</dc:creator>
    <meta:creation-date>2023-10-19T16:00:00Z</meta:creation-date>
    <dc:date>2023-10-19T16:51:00Z</dc:date>
    <meta:template xlink:href="Normal" xlink:type="simple"/>
    <meta:editing-cycles>2</meta:editing-cycles>
    <meta:editing-duration>PT3000S</meta:editing-duration>
    <meta:document-statistic meta:page-count="2" meta:paragraph-count="1" meta:word-count="147" meta:character-count="989" meta:row-count="7" meta:non-whitespace-character-count="843"/>
  </office:meta>
</office:document-meta>
</file>